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list-item>
          <text:p>Test du champ kupu<text:line-break/>A la ligne
	1, j'y suis</text:p>
        </text:list-item>
        <text:list-item>
          <text:list text:style-name="podNumberedList">
            <text:list-item>
              <text:p>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list-item>
          <text:p>Ligne 2 tout court</text:p>
        </text:list-item>
        <text:list-item>
          <text:list text:style-name="podNumberedList">
            <text:list-item>
              <text:p>Ligne bullet dg fg dgd fgdf gdfg
		dgq fg fgfq gfqd gfqg qfg qgkqlglk lgkl fkgkfq lmgkl mfqfkglmfk
		gmlqf gmlqfgml kfmglk qmglk qmlgk qmlgkqmflgk qmlqg fmdlmslgk
		mlsgml fskfmglk gmlkflmg ksfmlgk mlsgk</text:p>
            </text:list-item>
            <text:list-item>
              <text:p>dsfl kqfs dmflm dsfsdf lskfmls
		dkflmsdkf sdlmkf dslmfk sdmlfksd mlfksdmfl ksflmksdflmd slfmskd
		lsmlfk mlsdfkl mskfmlsfk lmskfsfs</text:p>
            </text:list-item>
            <text:list-item>
              <text:p>fmlsdm ùfkùds fldsf ùsfsdmfù
		mdsfù msdùfms</text:p>
            </text:list-item>
            <text:list-item>
              <text:p>fds fsd fdsf sdfds fsmd fmjdfklm
		sdflmkd lfqlmklmdsqkflmq dskflmkd slmgkqdfmglklfmgksmldgk
		dmlsgdkdlm fgkmdl fkgdmlfsgk mlfgksmdl fgkmldsf klmmdfkg mlsdfkgml
		skfdgml skgmlkfd smlgksd mlkgml kml</text:p>
            </text:list-item>
            <text:list-item>
              <text:p>lgd ksmlgjk mlsdfgkml sdfkglm
		kdsfmlgk dlmskgsldmgk lms</text:p>
            </text:list-item>
          </text:list>
        </text:list-item>
        <text:list-item/>
        <text:list-item>
          <text:p>Ligne 3 tout court</text:p>
        </text:list-item>
      </text:list>
      <text:p><text:line-break/></text:p>
      <text:p text:style-name="Standard"/>
      <text:list text:style-name="podNumberedList">
        <text:list-item>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style-name="podTable">
        <table:table-column/>
        <table:table-column/>
        <table:table-row>
          <table:table-cell table:style-name="podCell">
            <text:p><text:span text:style-name="podBold"> 
 
 
 
 
Etablissement</text:span></text:p>
          </table:table-cell>
          <table:table-cell table:style-name="podCell">
            <text:p><text:span text:style-name="podBold"> 
 
CRAC II Phase II</text:span></text:p>
          </table:table-cell>
        </table:table-row>
        <table:table-row>
          <table:table-cell table:style-name="podCell">
            <text:p> 
 
 
 
 
C.H. Chrétien Liège</text:p>
          </table:table-cell>
          <table:table-cell table:style-name="podCell">
            <text:p> 
 
 
11.097.377</text:p>
          </table:table-cell>
        </table:table-row>
        <table:table-row>
          <table:table-cell table:style-name="podCell">
            <text:p> 
 
 
 
 
Hôp. St-Joseph, Ste-Thérèse et IMTR  Gilly</text:p>
          </table:table-cell>
          <table:table-cell table:style-name="podCell">
            <text:p> 
 
 
8.297.880</text:p>
          </table:table-cell>
        </table:table-row>
      </table:table>
      <text:list text:style-name="podNumberedList" text:continue-numbering="true">
        <text:line-break/>
        <text:list-item>
          <text:p text:style-name="podNumberItem"> 
 

 
 
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list-item>
          <text:p text:style-name="podNumberItem">Le Gouvernement l'exercice 2008.</text:p>
        </text:list-item>
        <text:list-item>
          <text:p text:style-name="podNumberItem">Il approuve 240.000€ de007-2008.</text:p>
        </text:list-item>
        <text:list-item>
          <text:p text:style-name="podNumberItem">Le Gouvernement approuve: </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list-item>
          <text:p text:style-name="podNumberItem">Le Gouvernement charge le Ministre de l'Economie de l'exécution de la présente décision.</text:p>
        </text:list-item>
      </text:list>
      <text:p text:style-name="Standard"/>
      <text:p><text:span><text:span text:style-name="podBold">Programmes FSE Convergence et Compétitivité régionale et emploi.</text:span><text:line-break/></text:span><text:span><text:span text:style-name="podBold">Axe 1, mesure 1, et Axe 2, mesures 2, 3, 4 et 5 : formation.</text:span><text:line-break/></text:span><text:span><text:span text:style-name="podBold">Portefeuille de projets « Enseignement supérieur - Formation continue ».</text:span><text:line-break/></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